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1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RELATING OF HIS PARABLES (13:1-8, 18-33, 36-50, 5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RELATING OF HIS PARABLES (13:1-8, 18-33, 36-50, 5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sower, the seed, and the soil (13:1-8, 18-2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The sower, the seed, and the soil (13:1-8, 18-23)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Information in this parable (13:1-8):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Information in this parable (13:1-8):<text:s text:c="1"/></text:span><text:span text:style-name="a514" text:class-names=""/></text:p>
          </draw:text-box>
          <svg:title/>
          <svg:desc/>
        </draw:frame>
        <draw:frame draw:id="id97" presentation:style-name="a532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Roadside soil (13:1-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Shallow, rocky soil (13:5-6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orn-infested soil (13:7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Fertile soil (13:8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5" draw:style-name="a533" draw:master-page-name="Master1-Layout12-tx-Title-and-Text" presentation:presentation-page-layout-name="Master1-PPL12" draw:id="Slide-260">
        <draw:frame draw:id="id98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sower, the seed, and the soil (13:1-8, 18-23)<text:s text:c="1"/></text:span><text:span text:style-name="a535" text:class-names=""/></text:p>
          </draw:text-box>
          <svg:title/>
          <svg:desc/>
        </draw:frame>
        <draw:frame draw:id="id99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Information in this parable (13:1-8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Interpretation of this parable (13:18-23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6" draw:style-name="a548" draw:master-page-name="Master1-Layout12-tx-Title-and-Text" presentation:presentation-page-layout-name="Master1-PPL12" draw:id="Slide-261">
        <draw:frame draw:id="id100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Interpretation of this parable (13:18-23)<text:s text:c="1"/></text:span><text:span text:style-name="a550" text:class-names=""/></text:p>
          </draw:text-box>
          <svg:title/>
          <svg:desc/>
        </draw:frame>
        <draw:frame draw:id="id101" presentation:style-name="a571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seed (13:18-19a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roadside soil (13:19b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rocky soil (13:20-2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thorn-infested soil (13:22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Fertile soil (13:23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7" draw:style-name="a572" draw:master-page-name="Master1-Layout12-tx-Title-and-Text" presentation:presentation-page-layout-name="Master1-PPL12" draw:id="Slide-262">
        <draw:frame draw:id="id102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sower, the seed, and the soil (13:1-8, 18-23)<text:s text:c="1"/></text:span><text:span text:style-name="a574" text:class-names=""/></text:p>
          </draw:text-box>
          <svg:title/>
          <svg:desc/>
        </draw:frame>
        <draw:frame draw:id="id103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Information in this parable (13:1-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Interpretation of this parable (13:18-2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4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RELATING OF HIS PARABLES (13:1-8, 18-33, 36-50, 52)<text:s text:c="1"/></text:span><text:span text:style-name="a589" text:class-names=""/></text:p>
          </draw:text-box>
          <svg:title/>
          <svg:desc/>
        </draw:frame>
        <draw:frame draw:id="id105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sower, the seed, and the soil (13:1-8, 18-23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wheat and the thistle (13:24-30, 36-4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9" draw:style-name="a602" draw:master-page-name="Master1-Layout1-title-Title-Slide" presentation:presentation-page-layout-name="Master1-PPL1" draw:id="Slide-264">
        <draw:frame draw:id="id106" presentation:style-name="a606" draw:name="Title 1" svg:x="1.38in" svg:y="0.83in" svg:width="10.3in" svg:height="4.42in" presentation:class="title" presentation:placeholder="false">
          <draw:text-box>
            <text:p text:style-name="a605" text:class-names="" text:cond-style-name=""><text:span text:style-name="a603" text:class-names=""><text:s text:c="1"/>The wheat and the thistle (13:24-30, 36-43)<text:s text:c="1"/></text:span><text:span text:style-name="a604" text:class-names=""/></text:p>
          </draw:text-box>
          <svg:title/>
          <svg:desc/>
        </draw:frame>
        <draw:frame draw:id="id107" presentation:style-name="a611" draw:name="Subtitle 2" svg:x="1.38in" svg:y="5.25in" svg:width="10.3in" svg:height="1.85in" presentation:class="subtitle" presentation:placeholder="false">
          <draw:text-box>
            <text:p text:style-name="a608" text:class-names="" text:cond-style-name=""><text:span text:style-name="a607" text:class-names=""><text:s text:c="1"/>Information in the parable (13:24-30)<text:s text:c="1"/></text:span></text:p>
            <text:p text:style-name="a610" text:class-names="" text:cond-style-name=""><text:span text:style-name="a609" text:class-names=""/></text:p>
          </draw:text-box>
          <svg:title/>
          <svg:desc/>
        </draw:frame>
      </draw:page>
      <draw:page draw:name="Slide10" draw:style-name="a612" draw:master-page-name="Master1-Layout12-tx-Title-and-Text" presentation:presentation-page-layout-name="Master1-PPL12" draw:id="Slide-265">
        <draw:frame draw:id="id108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Information in the parable (13:24-30)<text:s text:c="1"/></text:span><text:span text:style-name="a614" text:class-names=""/></text:p>
          </draw:text-box>
          <svg:title/>
          <svg:desc/>
        </draw:frame>
        <draw:frame draw:id="id109" presentation:style-name="a632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diligence of a sower (13:24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discovery by the sower (13:25-28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dilemma of the sower (13:29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decision of the sower (13:30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1" draw:style-name="a633" draw:master-page-name="Master1-Layout12-tx-Title-and-Text" presentation:presentation-page-layout-name="Master1-PPL12" draw:id="Slide-266">
        <draw:frame draw:id="id110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The wheat and the thistle (13:24-30, 36-43)<text:s text:c="1"/></text:span><text:span text:style-name="a635" text:class-names=""/></text:p>
          </draw:text-box>
          <svg:title/>
          <svg:desc/>
        </draw:frame>
        <draw:frame draw:id="id111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Information in the parable (13:24-30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Interpretation of the parable (13:36-43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2" draw:style-name="a648" draw:master-page-name="Master1-Layout13-twoColTx-Title-and-2-Column-Text" presentation:presentation-page-layout-name="Master1-PPL13" draw:id="Slide-267">
        <draw:frame draw:id="id112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Interpretation of the parable (13:36-43)<text:s text:c="1"/></text:span><text:span text:style-name="a650" text:class-names=""/></text:p>
          </draw:text-box>
          <svg:title/>
          <svg:desc/>
        </draw:frame>
        <draw:frame draw:id="id113" presentation:style-name="a668" draw:name="Text Placeholder 2" svg:x="1.38021in" svg:y="2in" svg:width="4.61632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sower is Christ (13:36-3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enemy is the devil (13:39a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field is the world (13:38a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good seed is believers (13:38b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  <draw:frame draw:id="id114" presentation:style-name="a687" draw:name="Text Placeholder 3" svg:x="6.16319in" svg:y="2in" svg:width="4.61632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thistles are unbelievers (13:38c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harvest is the end of the age (13:39b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reapers are angels (13:39c-41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granary is heaven (13:43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furnace is hell(13:42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3" draw:style-name="a688" draw:master-page-name="Master1-Layout12-tx-Title-and-Text" presentation:presentation-page-layout-name="Master1-PPL12" draw:id="Slide-268">
        <draw:frame draw:id="id115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The wheat and the thistle (13:24-30, 36-43)<text:s text:c="1"/></text:span><text:span text:style-name="a690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Information in the parable (13:24-30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Interpretation of the parable (13:36-4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4" draw:style-name="a703" draw:master-page-name="Master1-Layout12-tx-Title-and-Text" presentation:presentation-page-layout-name="Master1-PPL12" draw:id="Slide-269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THE RELATING OF HIS PARABLES (13:1-8, 18-33, 36-50, 52)<text:s text:c="1"/></text:span><text:span text:style-name="a705" text:class-names=""/></text:p>
          </draw:text-box>
          <svg:title/>
          <svg:desc/>
        </draw:frame>
        <draw:frame draw:id="id118" presentation:style-name="a720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sower, the seed, and the soil (13:1-8, 18-23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wheat and the thistle (13:24-30, 36-43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mustard seed (13:31-32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5" draw:style-name="a721" draw:master-page-name="Master1-Layout12-tx-Title-and-Text" presentation:presentation-page-layout-name="Master1-PPL12" draw:id="Slide-270">
        <draw:frame draw:id="id119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<text:s text:c="1"/>The mustard seed (13:31-32)<text:s text:c="1"/></text:span><text:span text:style-name="a723" text:class-names=""/></text:p>
          </draw:text-box>
          <svg:title/>
          <svg:desc/>
        </draw:frame>
        <draw:frame draw:id="id120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It goes into the ground the smallest of seeds (13:31-32a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It grows out of the ground the largest of plants (13:32b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16" draw:style-name="a736" draw:master-page-name="Master1-Layout12-tx-Title-and-Text" presentation:presentation-page-layout-name="Master1-PPL12" draw:id="Slide-271">
        <draw:frame draw:id="id121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THE RELATING OF HIS PARABLES (13:1-8, 18-33, 36-50, 52)<text:s text:c="1"/></text:span><text:span text:style-name="a738" text:class-names=""/></text:p>
          </draw:text-box>
          <svg:title/>
          <svg:desc/>
        </draw:frame>
        <draw:frame draw:id="id122" presentation:style-name="a756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The sower, the seed, and the soil (13:1-8, 18-23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wheat and the thistle (13:24-30, 36-43)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mustard seed (13:31-32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yeast (13:33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17" draw:style-name="a757" draw:master-page-name="Master1-Layout12-tx-Title-and-Text" presentation:presentation-page-layout-name="Master1-PPL12" draw:id="Slide-272">
        <draw:frame draw:id="id123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<text:s text:c="1"/>The yeast (13:33)<text:s text:c="1"/></text:span><text:span text:style-name="a759" text:class-names=""/></text:p>
          </draw:text-box>
          <svg:title/>
          <svg:desc/>
        </draw:frame>
        <draw:frame draw:id="id124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It is placed in the flour (13:33a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It permeates every part of the dough (13:33b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18" draw:style-name="a772" draw:master-page-name="Master1-Layout12-tx-Title-and-Text" presentation:presentation-page-layout-name="Master1-PPL12" draw:id="Slide-273">
        <draw:frame draw:id="id125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THE RELATING OF HIS PARABLES (13:1-8, 18-33, 36-50, 52)<text:s text:c="1"/></text:span><text:span text:style-name="a774" text:class-names=""/></text:p>
          </draw:text-box>
          <svg:title/>
          <svg:desc/>
        </draw:frame>
        <draw:frame draw:id="id126" presentation:style-name="a795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The sower, the seed, and the soil (13:1-8, 18-23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wheat and the thistle (13:24-30, 36-43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mustard seed (13:31-32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The yeast (13:33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e treasure in the field (13:44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19" draw:style-name="a796" draw:master-page-name="Master1-Layout12-tx-Title-and-Text" presentation:presentation-page-layout-name="Master1-PPL12" draw:id="Slide-274">
        <draw:frame draw:id="id127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<text:s text:c="1"/>The treasure in the field (13:44)<text:s text:c="1"/></text:span><text:span text:style-name="a798" text:class-names=""/></text:p>
          </draw:text-box>
          <svg:title/>
          <svg:desc/>
        </draw:frame>
        <draw:frame draw:id="id128" presentation:style-name="a813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<text:s text:c="1"/>The discovery (13:44a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delight (13:44b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decision (13:44c):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/></text:p>
              </text:list-item>
            </text:list>
          </draw:text-box>
          <svg:title/>
          <svg:desc/>
        </draw:frame>
      </draw:page>
      <draw:page draw:name="Slide20" draw:style-name="a814" draw:master-page-name="Master1-Layout12-tx-Title-and-Text" presentation:presentation-page-layout-name="Master1-PPL12" draw:id="Slide-275">
        <draw:frame draw:id="id129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THE RELATING OF HIS PARABLES (13:1-8, 18-33, 36-50, 52)<text:s text:c="1"/></text:span><text:span text:style-name="a816" text:class-names=""/></text:p>
          </draw:text-box>
          <svg:title/>
          <svg:desc/>
        </draw:frame>
        <draw:frame draw:id="id130" presentation:style-name="a840" draw:name="Text Placeholder 2" svg:x="1.38in" svg:y="2in" svg:width="9.4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<text:s text:c="1"/>The sower, the seed, and the soil (13:1-8, 18-23)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 wheat and the thistle (13:24-30, 36-43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The mustard seed (13:31-32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<text:s text:c="1"/>The yeast (13:33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<text:s text:c="1"/>The treasure in the field (13:44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The merchant and the pearl (13:45-46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1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The merchant and the pearl (13:45-46)<text:s text:c="1"/></text:span><text:span text:style-name="a843" text:class-names=""/></text:p>
          </draw:text-box>
          <svg:title/>
          <svg:desc/>
        </draw:frame>
        <draw:frame draw:id="id132" presentation:style-name="a855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He seeks this pearl (13:45).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He buys this pearl (13:46).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2" draw:style-name="a856" draw:master-page-name="Master1-Layout13-twoColTx-Title-and-2-Column-Text" presentation:presentation-page-layout-name="Master1-PPL13" draw:id="Slide-277">
        <draw:frame draw:id="id133" presentation:style-name="a860" draw:name="Title 1" svg:x="1.38in" svg:y="0.4in" svg:width="10.6in" svg:height="1.44965in" presentation:class="title" presentation:placeholder="false">
          <draw:text-box>
            <text:p text:style-name="a859" text:class-names="" text:cond-style-name=""><text:span text:style-name="a857" text:class-names="">THE RELATING OF HIS PARABLES (13:1-8, 18-33, 36-50, 52)<text:s text:c="1"/></text:span><text:span text:style-name="a858" text:class-names=""/></text:p>
          </draw:text-box>
          <svg:title/>
          <svg:desc/>
        </draw:frame>
        <draw:frame draw:id="id134" presentation:style-name="a873" draw:name="Text Placeholder 2" svg:x="1.38021in" svg:y="2in" svg:width="4.61632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><text:s text:c="1"/>The sower, the seed, and the soil (13:1-8, 18-23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The wheat and the thistle (13:24-30, 36-43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The mustard seed (13:31-32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/></text:p>
              </text:list-item>
            </text:list>
          </draw:text-box>
          <svg:title/>
          <svg:desc/>
        </draw:frame>
        <draw:frame draw:id="id135" presentation:style-name="a889" draw:name="Text Placeholder 3" svg:x="6.16319in" svg:y="2in" svg:width="4.61632in" svg:height="4.7586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<text:s text:c="1"/>The yeast (13:33)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The treasure in the field (13:44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1"/>The merchant and the pearl (13:45-46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<text:s text:c="1"/>The sorting of fish (13:47-50)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3" draw:style-name="a890" draw:master-page-name="Master1-Layout12-tx-Title-and-Text" presentation:presentation-page-layout-name="Master1-PPL12" draw:id="Slide-278">
        <draw:frame draw:id="id136" presentation:style-name="a894" draw:name="Title 1" svg:x="1.38in" svg:y="0.4in" svg:width="10.6in" svg:height="1.44965in" presentation:class="title" presentation:placeholder="false">
          <draw:text-box>
            <text:p text:style-name="a893" text:class-names="" text:cond-style-name=""><text:span text:style-name="a891" text:class-names=""><text:s text:c="1"/>The sorting of fish (13:47-50)<text:s text:c="1"/></text:span><text:span text:style-name="a892" text:class-names=""/></text:p>
          </draw:text-box>
          <svg:title/>
          <svg:desc/>
        </draw:frame>
        <draw:frame draw:id="id137" presentation:style-name="a904" draw:name="Text Placeholder 2" svg:x="1.38in" svg:y="2in" svg:width="9.4in" svg:height="4.75868in" presentation:class="outline" presentation:placeholder="false">
          <draw:text-box>
            <text:list text:style-name="a897">
              <text:list-item>
                <text:p text:style-name="a896" text:class-names="" text:cond-style-name=""><text:span text:style-name="a895" text:class-names=""><text:s text:c="1"/>The information in this parable (13:47-48):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<text:s text:c="1"/>The interpretation of this parable (13:49-50)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</draw:text-box>
          <svg:title/>
          <svg:desc/>
        </draw:frame>
      </draw:page>
      <draw:page draw:name="Slide24" draw:style-name="a905" draw:master-page-name="Master1-Layout13-twoColTx-Title-and-2-Column-Text" presentation:presentation-page-layout-name="Master1-PPL13" draw:id="Slide-279">
        <draw:frame draw:id="id138" presentation:style-name="a909" draw:name="Title 1" svg:x="1.38in" svg:y="0.4in" svg:width="10.6in" svg:height="1.44965in" presentation:class="title" presentation:placeholder="false">
          <draw:text-box>
            <text:p text:style-name="a908" text:class-names="" text:cond-style-name=""><text:span text:style-name="a906" text:class-names="">THE RELATING OF HIS PARABLES (13:1-8, 18-33, 36-50, 52)<text:s text:c="1"/></text:span><text:span text:style-name="a907" text:class-names=""/></text:p>
          </draw:text-box>
          <svg:title/>
          <svg:desc/>
        </draw:frame>
        <draw:frame draw:id="id139" presentation:style-name="a925" draw:name="Text Placeholder 2" svg:x="1.38021in" svg:y="2in" svg:width="4.61632in" svg:height="4.75868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<text:s text:c="1"/>The sower, the seed, and the soil (13:1-8, 18-23)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1"/>The wheat and the thistle (13:24-30, 36-43)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<text:s text:c="1"/>The mustard seed (13:31-32)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<text:s text:c="1"/>The yeast (13:33)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  <draw:frame draw:id="id140" presentation:style-name="a941" draw:name="Text Placeholder 3" svg:x="6.16319in" svg:y="2in" svg:width="4.61632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 treasure in the field (13:44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merchant and the pearl (13:45-46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sorting of fish (13:47-50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The homeowner and his treasure (13:52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</draw:page>
      <draw:page draw:name="Slide25" draw:style-name="a942" draw:master-page-name="Master1-Layout12-tx-Title-and-Text" presentation:presentation-page-layout-name="Master1-PPL12" draw:id="Slide-280">
        <draw:frame draw:id="id141" presentation:style-name="a946" draw:name="Title 1" svg:x="1.38in" svg:y="0.4in" svg:width="10.6in" svg:height="1.44965in" presentation:class="title" presentation:placeholder="false">
          <draw:text-box>
            <text:p text:style-name="a945" text:class-names="" text:cond-style-name=""><text:span text:style-name="a943" text:class-names="">MATTHEW 13</text:span><text:span text:style-name="a944" text:class-names=""/></text:p>
          </draw:text-box>
          <svg:title/>
          <svg:desc/>
        </draw:frame>
        <draw:frame draw:id="id142" presentation:style-name="a956" draw:name="Text Placeholder 2" svg:x="1.38in" svg:y="2in" svg:width="9.4in" svg:height="4.7586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THE RELATING OF HIS PARABLES (13:1-8, 18-33, 36-50, 52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THE REASON FOR HIS PARABLES (13:9-17, 34-35, 51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draw:page draw:name="Slide26" draw:style-name="a957" draw:master-page-name="Master1-Layout1-title-Title-Slide" presentation:presentation-page-layout-name="Master1-PPL1" draw:id="Slide-281">
        <draw:frame draw:id="id143" presentation:style-name="a961" draw:name="Title 1" svg:x="1.38in" svg:y="0.83in" svg:width="10.3in" svg:height="4.42in" presentation:class="title" presentation:placeholder="false">
          <draw:text-box>
            <text:p text:style-name="a960" text:class-names="" text:cond-style-name=""><text:span text:style-name="a958" text:class-names="">THE REASON FOR HIS PARABLES (13:9-17, 34-35, 51)<text:s text:c="1"/></text:span><text:span text:style-name="a959" text:class-names=""/></text:p>
          </draw:text-box>
          <svg:title/>
          <svg:desc/>
        </draw:frame>
        <draw:frame draw:id="id144" presentation:style-name="a966" draw:name="Subtitle 2" svg:x="1.38in" svg:y="5.25in" svg:width="10.3in" svg:height="1.85in" presentation:class="subtitle" presentation:placeholder="false">
          <draw:text-box>
            <text:p text:style-name="a963" text:class-names="" text:cond-style-name=""><text:span text:style-name="a962" text:class-names=""><text:s text:c="1"/>The purpose (13:9-13, 34-35, 51):<text:s text:c="1"/></text:span></text:p>
            <text:p text:style-name="a965" text:class-names="" text:cond-style-name=""><text:span text:style-name="a964" text:class-names=""/></text:p>
          </draw:text-box>
          <svg:title/>
          <svg:desc/>
        </draw:frame>
      </draw:page>
      <draw:page draw:name="Slide27" draw:style-name="a967" draw:master-page-name="Master1-Layout12-tx-Title-and-Text" presentation:presentation-page-layout-name="Master1-PPL12" draw:id="Slide-282">
        <draw:frame draw:id="id145" presentation:style-name="a971" draw:name="Title 1" svg:x="1.38in" svg:y="0.4in" svg:width="10.6in" svg:height="1.44965in" presentation:class="title" presentation:placeholder="false">
          <draw:text-box>
            <text:p text:style-name="a970" text:class-names="" text:cond-style-name=""><text:span text:style-name="a968" text:class-names=""><text:s text:c="1"/>The purpose (13:9-13, 34-35, 51):<text:s text:c="1"/></text:span><text:span text:style-name="a969" text:class-names=""/></text:p>
          </draw:text-box>
          <svg:title/>
          <svg:desc/>
        </draw:frame>
        <draw:frame draw:id="id146" presentation:style-name="a981" draw:name="Text Placeholder 2" svg:x="1.38in" svg:y="2in" svg:width="9.4in" svg:height="4.75868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<text:s text:c="1"/>To reveal God's truth to the righteous (13:9-12a, 34-35, 51)<text:s text:c="1"/>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<text:s text:c="1"/>To conceal God's truth from the unrighteous (13:12b-13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/></text:p>
              </text:list-item>
            </text:list>
          </draw:text-box>
          <svg:title/>
          <svg:desc/>
        </draw:frame>
      </draw:page>
      <draw:page draw:name="Slide28" draw:style-name="a982" draw:master-page-name="Master1-Layout12-tx-Title-and-Text" presentation:presentation-page-layout-name="Master1-PPL12" draw:id="Slide-283">
        <draw:frame draw:id="id147" presentation:style-name="a986" draw:name="Title 1" svg:x="1.38in" svg:y="0.4in" svg:width="10.6in" svg:height="1.44965in" presentation:class="title" presentation:placeholder="false">
          <draw:text-box>
            <text:p text:style-name="a985" text:class-names="" text:cond-style-name=""><text:span text:style-name="a983" text:class-names="">THE REASON FOR HIS PARABLES (13:9-17, 34-35, 51)<text:s text:c="1"/></text:span><text:span text:style-name="a984" text:class-names=""/></text:p>
          </draw:text-box>
          <svg:title/>
          <svg:desc/>
        </draw:frame>
        <draw:frame draw:id="id148" presentation:style-name="a996" draw:name="Text Placeholder 2" svg:x="1.38in" svg:y="2in" svg:width="9.4in" svg:height="4.75868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<text:s text:c="1"/>The purpose (13:9-13, 34-35, 51):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<text:s text:c="1"/>The prophecy (13:14-17):<text:s text:c="1"/>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</draw:text-box>
          <svg:title/>
          <svg:desc/>
        </draw:frame>
      </draw:page>
      <draw:page draw:name="Slide29" draw:style-name="a997" draw:master-page-name="Master1-Layout12-tx-Title-and-Text" presentation:presentation-page-layout-name="Master1-PPL12" draw:id="Slide-284">
        <draw:frame draw:id="id149" presentation:style-name="a1001" draw:name="Title 1" svg:x="1.38in" svg:y="0.4in" svg:width="10.6in" svg:height="1.44965in" presentation:class="title" presentation:placeholder="false">
          <draw:text-box>
            <text:p text:style-name="a1000" text:class-names="" text:cond-style-name=""><text:span text:style-name="a998" text:class-names="">MATTHEW 13</text:span><text:span text:style-name="a999" text:class-names=""/></text:p>
          </draw:text-box>
          <svg:title/>
          <svg:desc/>
        </draw:frame>
        <draw:frame draw:id="id150" presentation:style-name="a1014" draw:name="Text Placeholder 2" svg:x="1.38in" svg:y="2in" svg:width="9.4in" svg:height="4.75868in" presentation:class="outline" presentation:placeholder="false">
          <draw:text-box>
            <text:list text:style-name="a1004">
              <text:list-item>
                <text:p text:style-name="a1003" text:class-names="" text:cond-style-name=""><text:span text:style-name="a1002" text:class-names="">THE RELATING OF HIS PARABLES (13:1-8, 18-33, 36-50, 52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THE REASON FOR HIS PARABLES (13:9-17, 34-35, 51)<text:s text:c="1"/>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THE REACTION TO HIS PARABLES (13:53-58):<text:s text:c="1"/>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/></text:p>
              </text:list-item>
            </text:list>
          </draw:text-box>
          <svg:title/>
          <svg:desc/>
        </draw:frame>
      </draw:page>
      <draw:page draw:name="Slide30" draw:style-name="a1015" draw:master-page-name="Master1-Layout12-tx-Title-and-Text" presentation:presentation-page-layout-name="Master1-PPL12" draw:id="Slide-285">
        <draw:frame draw:id="id151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THE REACTION TO HIS PARABLES (13:53-58):<text:s text:c="1"/></text:span><text:span text:style-name="a1017" text:class-names=""/></text:p>
          </draw:text-box>
          <svg:title/>
          <svg:desc/>
        </draw:frame>
        <draw:frame draw:id="id152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<text:s text:c="1"/>First they are amazed (13:53-56).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Then they are angered (13:57-58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1" draw:style-name="a1030" draw:master-page-name="Master1-Layout12-tx-Title-and-Text" presentation:presentation-page-layout-name="Master1-PPL12" draw:id="Slide-286">
        <draw:frame draw:id="id153" presentation:style-name="a1034" draw:name="Title 1" svg:x="1.38in" svg:y="0.4in" svg:width="10.6in" svg:height="1.44965in" presentation:class="title" presentation:placeholder="false">
          <draw:text-box>
            <text:p text:style-name="a1033" text:class-names="" text:cond-style-name=""><text:span text:style-name="a1031" text:class-names="">MATTHEW 13</text:span><text:span text:style-name="a1032" text:class-names=""/></text:p>
          </draw:text-box>
          <svg:title/>
          <svg:desc/>
        </draw:frame>
        <draw:frame draw:id="id154" presentation:style-name="a1047" draw:name="Text Placeholder 2" svg:x="1.38in" svg:y="2in" svg:width="9.4in" svg:height="4.7586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THE RELATING OF HIS PARABLES (13:1-8, 18-33, 36-50, 52)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THE REASON FOR HIS PARABLES (13:9-17, 34-35, 51)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>THE REACTION TO HIS PARABLES (13:53-58):<text:s text:c="1"/>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3</dc:title>
    <meta:initial-creator>David STRICKLAND</meta:initial-creator>
    <dc:creator>David STRICKLAND</dc:creator>
    <meta:creation-date>2020-02-22T19:30:48Z</meta:creation-date>
    <dc:date>2020-02-22T19:30:48Z</dc:date>
    <meta:template xlink:href="BibleStudy" xlink:type="simple"/>
    <meta:editing-cycles>1</meta:editing-cycles>
    <meta:editing-duration>PT0S</meta:editing-duration>
    <meta:document-statistic meta:paragraph-count="126" meta:word-count="1198"/>
  </office:meta>
</office:document-meta>
</file>